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6874in"/>
    </style:style>
    <style:style style:name="co2" style:family="table-column">
      <style:table-column-properties fo:break-before="auto" style:column-width="4.1874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1.1457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0209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4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ext-properties style:text-position="" fo:font-weight="normal" style:font-weight-asian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text-position="" fo:font-style="italic" style:font-style-asian="italic" style:font-style-complex="italic"/>
    </style:style>
    <style:style style:name="ce15" style:family="table-cell" style:parent-style-name="Default" style:data-style-name="N0">
      <style:text-properties style:text-position="" fo:font-style="italic" style:font-style-asian="italic" style:font-style-complex="italic"/>
    </style:style>
    <style:style style:name="ce16" style:family="table-cell" style:parent-style-name="Default" style:data-style-name="N0">
      <style:text-properties style:text-line-through-style="solid" style:text-line-through-type="single" style:text-position=""/>
    </style:style>
    <style:style style:name="ce17" style:family="table-cell" style:parent-style-name="Default" style:data-style-name="N0">
      <style:text-properties fo:color="#000000" style:text-position=""/>
    </style:style>
    <style:style style:name="ce18" style:family="table-cell" style:parent-style-name="Default" style:data-style-name="N0">
      <style:text-properties style:text-position="" fo:font-style="normal" style:font-style-asian="normal" style:font-style-complex="normal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text-position="" fo:font-style="italic" style:font-style-asian="italic" style:font-style-complex="italic"/>
    </style:style>
    <style:style style:name="ce20" style:family="table-cell" style:parent-style-name="Default" style:data-style-name="N100">
      <style:text-properties style:text-position="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0"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0">
      <style:text-properties style:text-line-through-style="solid" style:text-line-through-type="single" style:text-position=""/>
    </style:style>
    <style:style style:name="ce7" style:family="table-cell" style:parent-style-name="Default" style:data-style-name="N0">
      <style:text-properties fo:color="#000000" style:text-position=""/>
    </style:style>
    <style:style style:name="ce8" style:family="table-cell" style:parent-style-name="Default" style:data-style-name="N0">
      <style:text-properties style:text-position="" fo:font-style="normal" style:font-style-asian="normal" style:font-style-complex="normal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ext-properties fo:font-style="italic" style:font-style-asian="italic" style:font-style-complex="italic"/>
    </style:style>
    <style:style style:name="ce35" style:family="table-cell" style:parent-style-name="Default" style:data-style-name="N0">
      <style:text-properties style:text-line-through-style="solid" style:text-line-through-type="single"/>
    </style:style>
    <style:style style:name="ce36" style:family="table-cell" style:parent-style-name="Default" style:data-style-name="N0">
      <style:text-properties fo:color="#000000"/>
    </style:style>
    <style:style style:name="ce37" style:family="table-cell" style:parent-style-name="Default" style:data-style-name="N0">
      <style:text-properties fo:font-style="normal" style:font-style-asian="normal" style:font-style-complex="normal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9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Lijst beperking kolommen" table:style-name="ta4">
        <table:table-column table:style-name="co10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2" table:default-cell-style-name="ce11"/>
        <table:table-column table:style-name="co6" table:number-columns-repeated="3" table:default-cell-style-name="ce11"/>
        <table:table-column table:style-name="co7" table:default-cell-style-name="ce11"/>
        <table:table-column table:style-name="co5" table:number-columns-repeated="1009" table:default-cell-style-name="ce1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Aandoening</text:p>
          </table:table-cell>
          <table:table-cell table:number-columns-repeated="2"/>
          <table:table-cell office:value-type="string" calcext:value-type="string">
            <text:p>Mogelijke parameters</text:p>
          </table:table-cell>
          <table:table-cell/>
          <table:table-cell office:value-type="string" calcext:value-type="string">
            <text:p>Kolom1</text:p>
          </table:table-cell>
          <table:table-cell/>
          <table:table-cell office:value-type="string" calcext:value-type="string">
            <text:p>Kolom2</text:p>
          </table:table-cell>
          <table:table-cell/>
          <table:table-cell office:value-type="string" calcext:value-type="string">
            <text:p>Kolom3</text:p>
          </table:table-cell>
          <table:table-cell office:value-type="string" calcext:value-type="string">
            <text:p>Kolom4</text:p>
          </table:table-cell>
          <table:table-cell/>
          <table:table-cell office:value-type="string" calcext:value-type="string">
            <text:p>Kolom6</text:p>
          </table:table-cell>
          <table:table-cell/>
          <table:table-cell office:value-type="string" calcext:value-type="string">
            <text:p>Kolom7</text:p>
          </table:table-cell>
          <table:table-cell/>
          <table:table-cell office:value-type="string" calcext:value-type="string">
            <text:p>Kolom8</text:p>
          </table:table-cell>
          <table:table-cell/>
          <table:table-cell office:value-type="string" calcext:value-type="string">
            <text:p>Kolom10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Koorts +</text:p>
          </table:table-cell>
          <table:table-cell office:value-type="string" calcext:value-type="string">
            <text:p>Koorts –</text:p>
          </table:table-cell>
          <table:table-cell office:value-type="string" calcext:value-type="string">
            <text:p>duur S/ (&gt;6we?)</text:p>
          </table:table-cell>
          <table:table-cell office:value-type="string" calcext:value-type="string">
            <text:p>S/ &lt;6we</text:p>
          </table:table-cell>
          <table:table-cell table:style-name="ce18" office:value-type="string" calcext:value-type="string">
            <text:p>LT</text:p>
          </table:table-cell>
          <table:table-cell table:style-name="ce18"/>
          <table:table-cell/>
          <table:table-cell table:style-name="ce18" office:value-type="string" calcext:value-type="string">
            <text:p>Gewichtsverlies +</text:p>
          </table:table-cell>
          <table:table-cell table:style-name="ce18" office:value-type="string" calcext:value-type="string">
            <text:p>Gewichtsverlies –</text:p>
          </table:table-cell>
          <table:table-cell table:style-name="ce18" office:value-type="string" calcext:value-type="string">
            <text:p>Gevoel uitgeslapen in de ochtend +</text:p>
          </table:table-cell>
          <table:table-cell table:style-name="ce18" office:value-type="string" calcext:value-type="string">
            <text:p>Gevoel uitgeslapen 's ochtends –</text:p>
          </table:table-cell>
          <table:table-cell table:style-name="ce18" office:value-type="string" calcext:value-type="string">
            <text:p>Aanwezigheid luchtwegklachten (hoest) +</text:p>
          </table:table-cell>
          <table:table-cell table:style-name="ce18" office:value-type="string" calcext:value-type="string">
            <text:p>Aanwezigheid hoest – </text:p>
          </table:table-cell>
          <table:table-cell table:style-name="ce18" office:value-type="string" calcext:value-type="string">
            <text:p>Keelpijn + </text:p>
          </table:table-cell>
          <table:table-cell table:style-name="ce18" office:value-type="string" calcext:value-type="string">
            <text:p>Keelpijn –</text:p>
          </table:table-cell>
          <table:table-cell table:style-name="ce18" office:value-type="string" calcext:value-type="string">
            <text:p>Angst? +</text:p>
          </table:table-cell>
          <table:table-cell office:value-type="string" calcext:value-type="string">
            <text:p>Angst – 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 calcext:value-type="string">
            <text:p>&lt;40j</text:p>
          </table:table-cell>
          <table:table-cell office:value-type="string" calcext:value-type="string">
            <text:p>Tussen 40-75</text:p>
          </table:table-cell>
          <table:table-cell table:style-name="ce18" office:value-type="string" calcext:value-type="string">
            <text:p>&gt; 75j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Moeheid/ziektegevoel als symptoomdiagnos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-1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2"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fectieuze ziekten</text:p>
          </table:table-cell>
          <table:table-cell table:style-name="ce12" office:value-type="string" calcext:value-type="string">
            <text:p>andere virusziekten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BLWI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/>(acute) Infectieuze aandoening van de luchtwegen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/>
          <table:table-cell table:style-name="ce14" office:value-type="string" calcext:value-type="string">
            <text:p>Acute bronchitis/bronchiolitis</text:p>
          </table:table-cell>
          <table:table-cell table:style-name="ce19" office:value-type="float" office:value="-1" calcext:value-type="float">
            <text:p>-1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>
            <text:p>Sinusitis: Acuut</text:p>
          </table:table-cell>
          <table:table-cell table:style-name="ce15" office:value-type="float" office:value="-1" calcext:value-type="float">
            <text:p>-1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Sinusitis: Chronis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>
            <text:p>Influenza exclusief pneumonie</text:p>
          </table:table-cell>
          <table:table-cell table:style-name="ce15" office:value-type="float" office:value="-1" calcext:value-type="float">
            <text:p>-1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>
            <text:p>Acute tonsillitis</text:p>
          </table:table-cell>
          <table:table-cell table:style-name="ce15" office:value-type="float" office:value="-1" calcext:value-type="float">
            <text:p>-1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neumoni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Mononucleosis infectiosa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>
            <text:p>Otitis media acuta/myringitis</text:p>
          </table:table-cell>
          <table:table-cell table:style-name="ce15" office:value-type="float" office:value="-1" calcext:value-type="float">
            <text:p>-1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-1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>
            <text:p>Acute laryngitis/tracheïtis</text:p>
          </table:table-cell>
          <table:table-cell table:style-name="ce15" office:value-type="float" office:value="-1" calcext:value-type="float">
            <text:p>-1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Hypertrofie/chronische infectie tonsillen/adenoï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Veronderstelde GI infectie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8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sychosociaal</text:p>
          </table:table-cell>
          <table:table-cell office:value-type="string" calcext:value-type="string">
            <text:p>Depressi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6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risis/voorbijgaande stressreacti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Angstig/nerveus/gespannen gevoel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8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Down/depressief gevoel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6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Hyperventilatie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-1</text:p>
          </table:table-cell>
          <table:table-cell table:number-columns-repeated="5"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Problemen met werksituatie (+ burn-out)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Andere psychische stoornis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6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VS/fibromyalgi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ternistische oorzaken</text:p>
          </table:table-cell>
          <table:table-cell table:style-name="ce12" office:value-type="string" calcext:value-type="string">
            <text:p>Ferriprieve anemie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Cystitis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artfalen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Hyperthyreoidi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Hypothyreoidie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7" office:value-type="string" calcext:value-type="string">
            <text:p>Diabetes mellitus 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2" office:value-type="string" calcext:value-type="string">
            <text:p>OSAS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COP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 table:style-name="ce12" office:value-type="string" calcext:value-type="string">
            <text:p>Bijwerking van een geneesmiddel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6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2"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3" office:value-type="string" calcext:value-type="string">
            <text:p>Zeldzaam, niet te missen</text:p>
          </table:table-cell>
          <table:table-cell office:value-type="string" calcext:value-type="string">
            <text:p>Tuberculos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IV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ym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Lymfoproliferatieve aandoeningen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Maligniteiten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+1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rnstige nierinsufficiënti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rnstige leverinsufficiënti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xtra diagnosen EBMpracticnet</text:p>
          </table:table-cell>
          <table:table-cell office:value-type="string" calcext:value-type="string">
            <text:p>Bindweefselziekte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Kwaadaardige ziekten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+1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>
            <text:p>Verhoogde pulmonale druk en pulmonale hypertensie</text:p>
          </table:table-cell>
          <table:table-cell table:style-name="ce15" office:value-type="float" office:value="-1" calcext:value-type="float">
            <text:p>-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>
            <text:p>Nefrotisch syndroom</text:p>
          </table:table-cell>
          <table:table-cell table:style-name="ce15" office:value-type="float" office:value="-1" calcext:value-type="float">
            <text:p>-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ypocortisolemi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ypercalciëmie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6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>
            <text:p>MS</text:p>
          </table:table-cell>
          <table:table-cell table:style-name="ce15" office:value-type="float" office:value="-1" calcext:value-type="float">
            <text:p>-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CV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eheugenstoornissen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arcolepsie en andere hypersomnieën van centrale oorsprong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Ziekte van Parkinson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Myasthenia gravis en myastheen syndroom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+1</text:p>
          </table:table-cell>
          <table:table-cell table:number-columns-repeated="4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3"/>
          <table:table-cell table:style-name="ce20" table:number-columns-repeated="16"/>
          <table:table-cell table:number-columns-repeated="1005"/>
        </table:table-row>
        <table:table-row table:style-name="ro1">
          <table:table-cell office:value-type="string" calcext:value-type="string">
            <text:p>Opmerkingen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_export" table:style-name="ta2">
        <table:table-column table:style-name="co2" table:default-cell-style-name="ce30"/>
        <table:table-column table:style-name="co3" table:default-cell-style-name="ce30"/>
        <table:table-column table:style-name="co4" table:number-columns-repeated="2" table:default-cell-style-name="ce30"/>
        <table:table-column table:style-name="co5" table:number-columns-repeated="2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5" table:number-columns-repeated="1009" table:default-cell-style-name="ce30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Moeheid/ziektegevoel als symptoomdiagnos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-1</text:p>
          </table:table-cell>
          <table:table-cell table:number-columns-repeated="5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2" table:style-name="ce3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andere virusziekten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BLWI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/>(acute) Infectieuze aandoening van de luchtwegen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 table:style-name="ce33" office:value-type="string" calcext:value-type="string">
            <text:p>Acute bronchitis/bronchiolitis</text:p>
          </table:table-cell>
          <table:table-cell table:style-name="ce38" office:value-type="float" office:value="-1" calcext:value-type="float">
            <text:p>-1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4" office:value-type="string" calcext:value-type="string">
            <text:p>Sinusitis: Acuut</text:p>
          </table:table-cell>
          <table:table-cell table:style-name="ce34" office:value-type="float" office:value="-1" calcext:value-type="float">
            <text:p>-1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Sinusitis: Chronisch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4" office:value-type="string" calcext:value-type="string">
            <text:p>Influenza exclusief pneumonie</text:p>
          </table:table-cell>
          <table:table-cell table:style-name="ce34" office:value-type="float" office:value="-1" calcext:value-type="float">
            <text:p>-1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4" office:value-type="string" calcext:value-type="string">
            <text:p>Acute tonsillitis</text:p>
          </table:table-cell>
          <table:table-cell table:style-name="ce34" office:value-type="float" office:value="-1" calcext:value-type="float">
            <text:p>-1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neumoni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Mononucleosis infectiosa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4" office:value-type="string" calcext:value-type="string">
            <text:p>Otitis media acuta/myringitis</text:p>
          </table:table-cell>
          <table:table-cell table:style-name="ce34" office:value-type="float" office:value="-1" calcext:value-type="float">
            <text:p>-1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-1</text:p>
          </table:table-cell>
          <table:table-cell table:number-columns-repeated="5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4" office:value-type="string" calcext:value-type="string">
            <text:p>Acute laryngitis/trache&amp;iumltis</text:p>
          </table:table-cell>
          <table:table-cell table:style-name="ce34" office:value-type="float" office:value="-1" calcext:value-type="float">
            <text:p>-1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Hypertrofie/chronische infectie tonsillen/adeno&amp;ium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5" office:value-type="string" calcext:value-type="string">
            <text:p>Veronderstelde GI infectie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8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pressi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6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isis/voorbijgaande stressreacti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gstig/nerveus/gespannen gevoel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8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own/depressief gevoel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6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Hyperventilatie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-1</text:p>
          </table:table-cell>
          <table:table-cell table:number-columns-repeated="5"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Problemen met werksituatie (+ burn-out)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dere psychische stoornis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6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VS/fibromyalgi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Ferriprieve anemie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5" office:value-type="string" calcext:value-type="string">
            <text:p>Cystitis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tfalen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Hyperthyreoidie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Hypothyreoidie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6" office:value-type="string" calcext:value-type="string">
            <text:p>Diabetes mellitus 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OSAS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P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1" office:value-type="string" calcext:value-type="string">
            <text:p>Bijwerking van een geneesmiddel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6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2" table:style-name="ce39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uberculos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IV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5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ym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ymfoproliferatieve aandoeningen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ligniteiten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+1</text:p>
          </table:table-cell>
          <table:table-cell table:number-columns-repeated="5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rnstige nierinsuffici&amp;eumlnti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rnstige leverinsuffici&amp;eumlnti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ndweefselziekte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5" office:value-type="string" calcext:value-type="string">
            <text:p>Kwaadaardige ziekten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number-columns-repeated="2" table:style-name="ce39" office:value-type="string" calcext:value-type="string">
            <text:p>+1</text:p>
          </table:table-cell>
          <table:table-cell table:number-columns-repeated="5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4" office:value-type="string" calcext:value-type="string">
            <text:p>Verhoogde pulmonale druk en pulmonale hypertensie</text:p>
          </table:table-cell>
          <table:table-cell table:style-name="ce34" office:value-type="float" office:value="-1" calcext:value-type="float">
            <text:p>-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4" office:value-type="string" calcext:value-type="string">
            <text:p>Nefrotisch syndroom</text:p>
          </table:table-cell>
          <table:table-cell table:style-name="ce34" office:value-type="float" office:value="-1" calcext:value-type="float">
            <text:p>-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ypocortisolemi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ypercalci&amp;eumlmie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6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4" office:value-type="string" calcext:value-type="string">
            <text:p>MS</text:p>
          </table:table-cell>
          <table:table-cell table:style-name="ce34" office:value-type="float" office:value="-1" calcext:value-type="float">
            <text:p>-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5" office:value-type="string" calcext:value-type="string">
            <text:p>CVA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heugenstoornissen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arcolepsie en andere hypersomnie&amp;eumln van centrale oorsprong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iekte van Parkinson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7" office:value-type="string" calcext:value-type="string">
            <text:p>Myasthenia gravis en myastheen syndroom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+1</text:p>
          </table:table-cell>
          <table:table-cell table:number-columns-repeated="4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number-columns-repeated="3"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table:style-name="ce39" office:value-type="string" calcext:value-type="string">
            <text:p>0</text:p>
          </table:table-cell>
          <table:table-cell table:style-name="ce39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3">
          <table:table-cell/>
          <table:table-cell table:style-name="ce39" table:number-columns-repeated="16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jst volledig" table:style-name="ta3"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5" table:number-columns-repeated="1012" table:default-cell-style-name="ce1"/>
        <table:table-row table:style-name="ro1">
          <table:table-cell office:value-type="string" calcext:value-type="string">
            <text:p>Aandoening</text:p>
          </table:table-cell>
          <table:table-cell/>
          <table:table-cell office:value-type="string" calcext:value-type="string">
            <text:p>Mogelijke parameters</text:p>
          </table:table-cell>
          <table:table-cell/>
          <table:table-cell office:value-type="string" calcext:value-type="string">
            <text:p>Kolom1</text:p>
          </table:table-cell>
          <table:table-cell/>
          <table:table-cell office:value-type="string" calcext:value-type="string">
            <text:p>Kolom2</text:p>
          </table:table-cell>
          <table:table-cell/>
          <table:table-cell office:value-type="string" calcext:value-type="string">
            <text:p>Kolom3</text:p>
          </table:table-cell>
          <table:table-cell office:value-type="string" calcext:value-type="string">
            <text:p>Kolom4</text:p>
          </table:table-cell>
          <table:table-cell/>
          <table:table-cell office:value-type="string" calcext:value-type="string">
            <text:p>Kolom5</text:p>
          </table:table-cell>
          <table:table-cell/>
          <table:table-cell office:value-type="string" calcext:value-type="string">
            <text:p>Kolom6</text:p>
          </table:table-cell>
          <table:table-cell/>
          <table:table-cell office:value-type="string" calcext:value-type="string">
            <text:p>Kolom7</text:p>
          </table:table-cell>
          <table:table-cell/>
          <table:table-cell office:value-type="string" calcext:value-type="string">
            <text:p>Kolom8</text:p>
          </table:table-cell>
          <table:table-cell/>
          <table:table-cell office:value-type="string" calcext:value-type="string">
            <text:p>Kolom9</text:p>
          </table:table-cell>
          <table:table-cell/>
          <table:table-cell office:value-type="string" calcext:value-type="string">
            <text:p>Kolom10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oorts +</text:p>
          </table:table-cell>
          <table:table-cell office:value-type="string" calcext:value-type="string">
            <text:p>Koorts –</text:p>
          </table:table-cell>
          <table:table-cell office:value-type="string" calcext:value-type="string">
            <text:p>duur S/ (&gt;6we?)</text:p>
          </table:table-cell>
          <table:table-cell office:value-type="string" calcext:value-type="string">
            <text:p>S/ &lt;6we</text:p>
          </table:table-cell>
          <table:table-cell table:style-name="ce8" office:value-type="string" calcext:value-type="string">
            <text:p>LT</text:p>
          </table:table-cell>
          <table:table-cell table:style-name="ce8"/>
          <table:table-cell/>
          <table:table-cell table:style-name="ce8" office:value-type="string" calcext:value-type="string">
            <text:p>Gewichtsverlies +</text:p>
          </table:table-cell>
          <table:table-cell table:style-name="ce8" office:value-type="string" calcext:value-type="string">
            <text:p>Gewichtsverlies –</text:p>
          </table:table-cell>
          <table:table-cell table:style-name="ce8" office:value-type="string" calcext:value-type="string">
            <text:p>Goed slapen +</text:p>
          </table:table-cell>
          <table:table-cell table:style-name="ce8" office:value-type="string" calcext:value-type="string">
            <text:p>Goed slapen – </text:p>
          </table:table-cell>
          <table:table-cell table:style-name="ce8" office:value-type="string" calcext:value-type="string">
            <text:p>Gevoel uitgeslapen in de ochtend +</text:p>
          </table:table-cell>
          <table:table-cell table:style-name="ce8" office:value-type="string" calcext:value-type="string">
            <text:p>Gevoel uitgeslapen 's ochtends –</text:p>
          </table:table-cell>
          <table:table-cell table:style-name="ce8" office:value-type="string" calcext:value-type="string">
            <text:p>Aanwezigheid luchtwegklachten (hoest) +</text:p>
          </table:table-cell>
          <table:table-cell table:style-name="ce8" office:value-type="string" calcext:value-type="string">
            <text:p>Aanwezigheid hoest – </text:p>
          </table:table-cell>
          <table:table-cell table:style-name="ce8" office:value-type="string" calcext:value-type="string">
            <text:p>Keelpijn + </text:p>
          </table:table-cell>
          <table:table-cell table:style-name="ce8" office:value-type="string" calcext:value-type="string">
            <text:p>Keelpijn –</text:p>
          </table:table-cell>
          <table:table-cell table:style-name="ce8" office:value-type="string" calcext:value-type="string">
            <text:p>Anhedonie/dysforie? +</text:p>
          </table:table-cell>
          <table:table-cell table:style-name="ce8" office:value-type="string" calcext:value-type="string">
            <text:p>anhedonie/dysforie –</text:p>
          </table:table-cell>
          <table:table-cell table:style-name="ce8" office:value-type="string" calcext:value-type="string">
            <text:p>Angst? +</text:p>
          </table:table-cell>
          <table:table-cell office:value-type="string" calcext:value-type="string">
            <text:p>Angst – 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&lt;40j</text:p>
          </table:table-cell>
          <table:table-cell office:value-type="string" calcext:value-type="string">
            <text:p>Tussen 40-75</text:p>
          </table:table-cell>
          <table:table-cell table:style-name="ce8" office:value-type="string" calcext:value-type="string">
            <text:p>&gt; 75j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eheid/ziektegevoel als symptoomdiagnose</text:p>
          </table:table-cell>
          <table:table-cell/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-1</text:p>
          </table:table-cell>
          <table:table-cell table:number-columns-repeated="7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2" table:style-name="ce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nfectieuze ziekten</text:p>
          </table:table-cell>
          <table:table-cell table:style-name="ce2" office:value-type="string" calcext:value-type="string">
            <text:p>andere virusziekten</text:p>
          </table:table-cell>
          <table:table-cell table:style-name="ce10" office:value-type="string" calcext:value-type="string">
            <text:p>+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BLWI</text:p>
          </table:table-cell>
          <table:table-cell table:style-name="ce10" office:value-type="string" calcext:value-type="string">
            <text:p>+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<text:s/>(acute) Infectieuze aandoening van de luchtwegen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/>
          <table:table-cell table:style-name="ce4" office:value-type="string" calcext:value-type="string">
            <text:p>Acute bronchitis/bronchiolitis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Sinusitis: Acuut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Sinusitis: Chronisch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Influenza, exclusief pneumonie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cute tonsillitis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neumonie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Mononucleosis infectiosa</text:p>
          </table:table-cell>
          <table:table-cell table:style-name="ce10" office:value-type="string" calcext:value-type="string">
            <text:p>+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Otitis media acuta/myringitis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cute laryngitis/tracheïtis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Hypertrofie/chronische infectie tonsillen/adenoïd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-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Veronderstelde GI infectie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10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sychosociaal</text:p>
          </table:table-cell>
          <table:table-cell office:value-type="string" calcext:value-type="string">
            <text:p>Depress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risis/voorbijgaande stressreact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Angstig/nerveus/gespannen gevoel</text:p>
          </table:table-cell>
          <table:table-cell table:style-name="ce10" office:value-type="string" calcext:value-type="string">
            <text:p>-1</text:p>
          </table:table-cell>
          <table:table-cell table:number-columns-repeated="8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Down/depressief gevoel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Hyperventilatie</text:p>
          </table:table-cell>
          <table:table-cell table:style-name="ce10" office:value-type="string" calcext:value-type="string">
            <text:p>-1</text:p>
          </table:table-cell>
          <table:table-cell table:number-columns-repeated="5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Problemen met werksituatie (+ burn-out)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Andere psychische stoornis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VS/fibromyalg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3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nternistische oorzaken</text:p>
          </table:table-cell>
          <table:table-cell table:style-name="ce2" office:value-type="string" calcext:value-type="string">
            <text:p>Ferriprieve anem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ystitis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artfalen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Hyperthyreoidie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Hypothyreoid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Diabetes mellitus 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+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OSAS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PD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ijwerking van een geneesmiddel</text:p>
          </table:table-cell>
          <table:table-cell/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8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4" table:style-name="ce1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Zeldzaam, niet te missen</text:p>
          </table:table-cell>
          <table:table-cell office:value-type="string" calcext:value-type="string">
            <text:p>Tuberculose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IV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7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Lyme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Lymfoproliferatieve aandoeningen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+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aligniteiten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+1</text:p>
          </table:table-cell>
          <table:table-cell table:number-columns-repeated="7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rnstige nierinsufficiënt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rnstige leverinsufficiënt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xtra diagnosen EBMpracticnet</text:p>
          </table:table-cell>
          <table:table-cell office:value-type="string" calcext:value-type="string">
            <text:p>Bindweefselziekten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Kwaadaardige ziekten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+1</text:p>
          </table:table-cell>
          <table:table-cell table:number-columns-repeated="7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Verhoogde pulmonale druk en pulmonale hypertens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efrotisch syndroom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-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ypocortisolem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ypercalciëmie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8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MS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VA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eheugenstoornissen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Narcolepsie en andere hypersomnieën van centrale oorsprong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Ziekte van Parkinson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8" office:value-type="string" calcext:value-type="string">
            <text:p>Myasthenia gravis en myastheen syndroom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+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3">
          <table:table-cell table:number-columns-repeated="2"/>
          <table:table-cell table:style-name="ce10" table:number-columns-repeated="20"/>
          <table:table-cell table:number-columns-repeated="1002"/>
        </table:table-row>
        <table:table-row table:style-name="ro1">
          <table:table-cell office:value-type="string" calcext:value-type="string">
            <text:p>Opmerkingen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3" table:style-name="ta2">
        <table:table-column table:style-name="co9" table:default-cell-style-name="Default"/>
        <table:table-row table:style-name="ro4">
          <table:table-cell office:value-type="string" calcext:value-type="string">
            <text:p>Opmerkingen maarten </text:p>
          </table:table-cell>
        </table:table-row>
        <table:table-row table:style-name="ro4">
          <table:table-cell office:value-type="string" calcext:value-type="string">
            <text:p>- -&gt; -1, + &gt; +1, 0 blijft 0</text:p>
          </table:table-cell>
        </table:table-row>
        <table:table-row table:style-name="ro4">
          <table:table-cell office:value-type="string" calcext:value-type="string">
            <text:p>elk van de kolommen stelt een bepaalde categorie voor, categorie moet volledig zijn</text:p>
          </table:table-cell>
        </table:table-row>
        <table:table-row table:style-name="ro4">
          <table:table-cell office:value-type="string" calcext:value-type="string">
            <text:p>bv koorts en niet koorts (rijtje met allemaal 0 en maken)</text:p>
          </table:table-cell>
        </table:table-row>
        <table:table-row table:style-name="ro4">
          <table:table-cell office:value-type="string" calcext:value-type="string">
            <text:p>Tussen 40 en 70 maken</text:p>
          </table:table-cell>
        </table:table-row>
      </table:table>
      <table:named-expressions/>
      <table:database-ranges>
        <table:database-range table:name="__Anonymous_Sheet_DB__2" table:target-range-address="'Lijst volledig'.C1:'Lijst volledig'.V5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107P0"/>
    </number:currency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number:currency-style style:name="N10106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1:12:41.51788655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katrien</meta:initial-creator>
    <meta:creation-date>2017-11-24T16:37:17Z</meta:creation-date>
    <dc:date>2018-02-14T11:13:08.037314837</dc:date>
    <meta:editing-cycles>103</meta:editing-cycles>
    <meta:editing-duration>PT9H6M23S</meta:editing-duration>
    <meta:document-statistic meta:table-count="4" meta:cell-count="3141" meta:object-count="0"/>
  </office:meta>
</office:document-meta>
</file>